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2.4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19.0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656-FIX30SSLAHF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,08</text:p>
          </table:table-cell>
          <table:table-cell table:style-name="ce8" table:formula="of:=[.A7]*[.E7]" office:value-type="float" office:value="26.16">
            <text:p>26.16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4132-4062</text:p>
          </table:table-cell>
          <table:table-cell office:value-type="string">
            <text:p>Omron Electronics XF2M-4015-1A (RGB)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,01</text:p>
          </table:table-cell>
          <table:table-cell table:style-name="ce8" table:formula="of:=[.A8]*[.E8]" office:value-type="float" office:value="4.02">
            <text:p>4.0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FP401APZP</text:p>
          </table:table-cell>
          <table:table-cell office:value-type="string">
            <text:p>Texas Instruments TFP401APZP (HDMI-&gt;RGB)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,20</text:p>
          </table:table-cell>
          <table:table-cell table:style-name="ce8" table:formula="of:=[.A9]*[.E9]" office:value-type="float" office:value="21.6">
            <text:p>21.60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 (RGB-&gt;LVDS)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,24</text:p>
          </table:table-cell>
          <table:table-cell table:style-name="ce8" table:formula="of:=[.A10]*[.E10]" office:value-type="float" office:value="10.48">
            <text:p>10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MEGA32U4-AU</text:p>
          </table:table-cell>
          <table:table-cell office:value-type="string">
            <text:p>8-Bit Mikrocontroller - MCU AVR USB 32K FLASH INDUSTRIAL</text:p>
          </table:table-cell>
          <table:table-cell table:style-name="ce7" office:value-type="string">
            <text:p><text:a xlink:href="http://de.mouser.com/ProductDetail/Atmel/ATMEGA32U4-AU/?qs=sGAEpiMZZMvAvBNgSS9Lqh1wBIpnYT9c" xlink:type="simple">http://de.mouser.com/ProductDetail/Atmel/ATMEGA32U4-AU/?qs=sGAEpiMZZMvAvBNgSS9Lqh1wBIpnYT9c</text:a></text:p>
          </table:table-cell>
          <table:table-cell table:style-name="ce8" office:value-type="float" office:value="4.94">
            <text:p>4,94</text:p>
          </table:table-cell>
          <table:table-cell table:style-name="ce8" table:formula="of:=[.A11]*[.E11]" office:value-type="float" office:value="14.82">
            <text:p>14.8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,65</text:p>
          </table:table-cell>
          <table:table-cell table:style-name="ce8" table:formula="of:=[.A12]*[.E12]" office:value-type="float" office:value="4.95">
            <text:p>4.95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38-51021-0600</text:p>
          </table:table-cell>
          <table:table-cell office:value-type="string">
            <text:p>Sockel &amp; Kabelgehäuse RECEPTACLE 6 POS</text:p>
          </table:table-cell>
          <table:table-cell table:style-name="ce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8" office:value-type="float" office:value="0.27">
            <text:p>0,27</text:p>
          </table:table-cell>
          <table:table-cell table:style-name="ce8" table:formula="of:=[.A13]*[.E13]" office:value-type="float" office:value="0.54">
            <text:p>0.54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,18</text:p>
          </table:table-cell>
          <table:table-cell table:style-name="ce8" table:formula="of:=[.A14]*[.E14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,46</text:p>
          </table:table-cell>
          <table:table-cell table:style-name="ce8" table:formula="of:=[.A15]*[.E15]" office:value-type="float" office:value="1.392">
            <text:p>1.3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,48</text:p>
          </table:table-cell>
          <table:table-cell table:style-name="ce8" table:formula="of:=[.A16]*[.E16]" office:value-type="float" office:value="1.44">
            <text:p>1.44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,23</text:p>
          </table:table-cell>
          <table:table-cell table:style-name="ce8" table:formula="of:=[.A17]*[.E17]" office:value-type="float" office:value="0.696">
            <text:p>0.70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21">
            <text:p>21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,02</text:p>
          </table:table-cell>
          <table:table-cell table:style-name="ce8" table:formula="of:=[.A18]*[.E18]" office:value-type="float" office:value="0.504">
            <text:p>0.5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,19</text:p>
          </table:table-cell>
          <table:table-cell table:style-name="ce8" table:formula="of:=[.A19]*[.E19]" office:value-type="float" office:value="11.19">
            <text:p>11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,70</text:p>
          </table:table-cell>
          <table:table-cell table:style-name="ce8" table:formula="of:=[.A20]*[.E20]" office:value-type="float" office:value="2.112">
            <text:p>2.1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,30</text:p>
          </table:table-cell>
          <table:table-cell table:style-name="ce8" table:formula="of:=[.A21]*[.E21]" office:value-type="float" office:value="0.888">
            <text:p>0.8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,632</text:p>
          </table:table-cell>
          <table:table-cell table:style-name="ce8" table:formula="of:=[.A22]*[.E22]" office:value-type="float" office:value="1.896">
            <text:p>1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,8</text:p>
          </table:table-cell>
          <table:table-cell table:style-name="ce8" table:formula="of:=[.A23]*[.E23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11-LD1085D2T33-TR</text:p>
          </table:table-cell>
          <table:table-cell office:value-type="string">
            <text:p>LDO Spannungs-Regulator 3.3V 3.0A Positive</text:p>
          </table:table-cell>
          <table:table-cell table:style-name="ce7" office:value-type="string">
            <text:p><text:a xlink:href="http://de.mouser.com/ProductDetail/STMicroelectronics/LD1085D2T33R/?qs=sGAEpiMZZMsGz1a6aV8DcF4U0ZWe45OTV5vg5qkIeOw%3D" xlink:type="simple">http://de.mouser.com/ProductDetail/STMicroelectronics/LD1085D2T33R/?qs=sGAEpiMZZMsGz1a6aV8DcF4U0ZWe45OTV5vg5qkIeOw%3d</text:a></text:p>
          </table:table-cell>
          <table:table-cell office:value-type="float" office:value="1.35">
            <text:p>1,35</text:p>
          </table:table-cell>
          <table:table-cell table:style-name="ce8" table:formula="of:=[.A24]*[.E24]" office:value-type="float" office:value="4.05">
            <text:p>4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LV1117-50CDCY</text:p>
          </table:table-cell>
          <table:table-cell office:value-type="string">
            <text:p>LDO Spannungs-Regulator Fixed LDO Volt Reg +5V 800 mA</text:p>
          </table:table-cell>
          <table:table-cell table:style-name="ce7" office:value-type="string">
            <text:p><text:a xlink:href="http://de.mouser.com/ProductDetail/Texas-Instruments/TLV1117-50CDCY/?qs=%2Fha2pyFaduhKds0cvIu%252bTXY2b%2FZkut%252beT7fbDZToO%2FU%3D" xlink:type="simple">http://de.mouser.com/ProductDetail/Texas-Instruments/TLV1117-50CDCY/?qs=%2fha2pyFaduhKds0cvIu%252bTXY2b%2fZkut%252beT7fbDZToO%2fU%3d</text:a></text:p>
          </table:table-cell>
          <table:table-cell office:value-type="float" office:value="0.624">
            <text:p>0,624</text:p>
          </table:table-cell>
          <table:table-cell table:style-name="ce8" table:formula="of:=[.A25]*[.E25]" office:value-type="float" office:value="1.872">
            <text:p>1.87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95-TPS61085DGKT</text:p>
          </table:table-cell>
          <table:table-cell office:value-type="string">
            <text:p>Spannungsregulatoren - Schaltregler 650kHz 1.2MHz Step- Up DC-DC Converter</text:p>
          </table:table-cell>
          <table:table-cell table:style-name="ce7" office:value-type="string">
            <text:p><text:a xlink:href="http://de.mouser.com/ProductDetail/Texas-Instruments/TPS61085DGKT/?qs=sGAEpiMZZMt7FrWooXVB197HvHL%252bksz9" xlink:type="simple">http://de.mouser.com/ProductDetail/Texas-Instruments/TPS61085DGKT/?qs=sGAEpiMZZMt7FrWooXVB197HvHL%252bksz9</text:a></text:p>
          </table:table-cell>
          <table:table-cell office:value-type="float" office:value="2.46">
            <text:p>2,46</text:p>
          </table:table-cell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80-45333C</text:p>
          </table:table-cell>
          <table:table-cell office:value-type="string">
            <text:p>Festinduktoren 33uH 1.25A SMT</text:p>
          </table:table-cell>
          <table:table-cell office:value-type="string">
            <text:p><text:a xlink:href="http://de.mouser.com/ProductDetail/Murata-Power-Solutions/45333C/?qs=sGAEpiMZZMsg%252by3WlYCkU8tv%2FJiifxtLxOjZ%252ba%252bwNXQ%3D" xlink:type="simple">http://de.mouser.com/ProductDetail/Murata-Power-Solutions/45333C/?qs=sGAEpiMZZMsg%252by3WlYCkU8tv%2fJiifxtLxOjZ%252ba%252bwNXQ%3d</text:a></text:p>
          </table:table-cell>
          <table:table-cell office:value-type="float" office:value="0.52">
            <text:p>0,52</text:p>
          </table:table-cell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K4P</text:p>
          </table:table-cell>
          <table:table-cell office:value-type="string">
            <text:p>Kondensator aus mehreren Keramikschichten MLCC - SMD/SMT 16volts 10uF X5R 10%</text:p>
          </table:table-cell>
          <table:table-cell table:style-name="ce7" office:value-type="string">
            <text:p><text:a xlink:href="http://de.mouser.com/ProductDetail/Kemet/C1206C106K4PACTU/?qs=sGAEpiMZZMsh%252b1woXyUXj8ybftCD09wunqd1e9a1%2F%252bk%3D" xlink:type="simple">http://de.mouser.com/ProductDetail/Kemet/C1206C106K4PACTU/?qs=sGAEpiMZZMsh%252b1woXyUXj8ybftCD09wunqd1e9a1%2f%252bk%3d</text:a></text:p>
          </table:table-cell>
          <table:table-cell office:value-type="float" office:value="0.16">
            <text:p>0,16</text:p>
          </table:table-cell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M3P</text:p>
          </table:table-cell>
          <table:table-cell office:value-type="string">
            <text:p>Kondensator aus mehreren Keramikschichten MLCC - SMD/SMT 25volts 10uF X5R 20%</text:p>
          </table:table-cell>
          <table:table-cell table:style-name="ce7" office:value-type="string">
            <text:p><text:a xlink:href="http://de.mouser.com/ProductDetail/Kemet/C1206C106M3PACTU/?qs=sGAEpiMZZMsh%252b1woXyUXj1sIMXx9lN7DYNrgmjmNozs%3D" xlink:type="simple">http://de.mouser.com/ProductDetail/Kemet/C1206C106M3PACTU/?qs=sGAEpiMZZMsh%252b1woXyUXj1sIMXx9lN7DYNrgmjmNozs%3d</text:a></text:p>
          </table:table-cell>
          <table:table-cell office:value-type="float" office:value="0.24">
            <text:p>0,24</text:p>
          </table:table-cell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0603C105K4P</text:p>
          </table:table-cell>
          <table:table-cell office:value-type="string">
            <text:p>Kondensator aus mehreren Keramikschichten MLCC - SMD/SMT 16volts 1uF X5R 10%</text:p>
          </table:table-cell>
          <table:table-cell office:value-type="string">
            <text:p><text:a xlink:href="http://de.mouser.com/ProductDetail/Kemet/C0603C105K4PACTU/?qs=sGAEpiMZZMsh%252b1woXyUXj0sdcx8ua6NEydNRwOwwmhU%3D" xlink:type="simple">http://de.mouser.com/ProductDetail/Kemet/C0603C105K4PACTU/?qs=sGAEpiMZZMsh%252b1woXyUXj0sdcx8ua6NEydNRwOwwmhU%3d</text:a></text:p>
          </table:table-cell>
          <table:table-cell office:value-type="float" office:value="0.04">
            <text:p>0,04</text:p>
          </table:table-cell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80-C0603C104K3R</text:p>
          </table:table-cell>
          <table:table-cell office:value-type="string">
            <text:p>Kondensator aus mehreren Keramikschichten MLCC - SMD/SMT 25volts 0.1uF X7R 10%</text:p>
          </table:table-cell>
          <table:table-cell office:value-type="string">
            <text:p><text:a xlink:href="http://de.mouser.com/ProductDetail/Kemet/C0603C104K3RACTU/?qs=sGAEpiMZZMsh%252b1woXyUXj8ZFQ3PSqbYk3hO5V%2FdT5uQ%3D" xlink:type="simple">http://de.mouser.com/ProductDetail/Kemet/C0603C104K3RACTU/?qs=sGAEpiMZZMsh%252b1woXyUXj8ZFQ3PSqbYk3hO5V%2fdT5uQ%3d</text:a></text:p>
          </table:table-cell>
          <table:table-cell office:value-type="float" office:value="0.016">
            <text:p>0,016</text:p>
          </table:table-cell>
          <table:table-cell table:style-name="ce8" table:formula="of:=[.A31]*[.E31]" office:value-type="float" office:value="1.6">
            <text:p>1.6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1-GRM1885C1H162JA01</text:p>
          </table:table-cell>
          <table:table-cell office:value-type="string">
            <text:p>Kondensator aus mehreren Keramikschichten MLCC - SMD/SMT 0603 1600pF 50volts C0G 5%</text:p>
          </table:table-cell>
          <table:table-cell table:style-name="ce7" office:value-type="string">
            <text:p><text:a xlink:href="http://de.mouser.com/ProductDetail/Murata-Electronics/GRM1885C1H162JA01D/?qs=sGAEpiMZZMs0AnBnWHyRQNchIam%2FLmo3Q1Mru0TgqOc%3D" xlink:type="simple">http://de.mouser.com/ProductDetail/Murata-Electronics/GRM1885C1H162JA01D/?qs=sGAEpiMZZMs0AnBnWHyRQNchIam%2fLmo3Q1Mru0TgqOc%3d</text:a></text:p>
          </table:table-cell>
          <table:table-cell office:value-type="float" office:value="0.104">
            <text:p>0,104</text:p>
          </table:table-cell>
          <table:table-cell table:style-name="ce8" table:formula="of:=[.A32]*[.E32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03-AF0603FR-0747KL</text:p>
          </table:table-cell>
          <table:table-cell office:value-type="string">
            <text:p>Dickfilmwiderstände - SMD 47K ohm 1% 1/10W</text:p>
          </table:table-cell>
          <table:table-cell table:style-name="ce7" office:value-type="string">
            <text:p><text:a xlink:href="http://de.mouser.com/ProductDetail/Yageo/AF0603FR-0747KL/?qs=sGAEpiMZZMtlubZbdhIBIKQHD%252bnCQfl09OzyyAM6%2FN4%3D" xlink:type="simple">http://de.mouser.com/ProductDetail/Yageo/AF0603FR-0747KL/?qs=sGAEpiMZZMtlubZbdhIBIKQHD%252bnCQfl09OzyyAM6%2fN4%3d</text:a></text:p>
          </table:table-cell>
          <table:table-cell office:value-type="float" office:value="0.016">
            <text:p>0,016</text:p>
          </table:table-cell>
          <table:table-cell table:style-name="ce8" table:formula="of:=[.A33]*[.E33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60-RK73H1JTTD1583F</text:p>
          </table:table-cell>
          <table:table-cell office:value-type="string">
            <text:p>Dickfilmwiderstände - SMD 1/10watt 158Kohms 1%</text:p>
          </table:table-cell>
          <table:table-cell table:style-name="ce7" office:value-type="string">
            <text:p><text:a xlink:href="http://de.mouser.com/ProductDetail/KOA-Speer/RK73H1JTTD1583F/?qs=sGAEpiMZZMtlubZbdhIBIFSaj350jxlsYLlqeR%252bzZU4%3D" xlink:type="simple">http://de.mouser.com/ProductDetail/KOA-Speer/RK73H1JTTD1583F/?qs=sGAEpiMZZMtlubZbdhIBIFSaj350jxlsYLlqeR%252bzZU4%3d</text:a></text:p>
          </table:table-cell>
          <table:table-cell office:value-type="float" office:value="0.064">
            <text:p>0,064</text:p>
          </table:table-cell>
          <table:table-cell table:style-name="ce8" table:formula="of:=[.A34]*[.E34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71-CRCW0603-18.2K-E3</text:p>
          </table:table-cell>
          <table:table-cell office:value-type="string">
            <text:p>Dickfilmwiderstände - SMD 1/10watt 18.2Kohms 1%</text:p>
          </table:table-cell>
          <table:table-cell table:style-name="ce7" office:value-type="string">
            <text:p><text:a xlink:href="http://de.mouser.com/ProductDetail/Vishay-Dale/CRCW060318K2FKEA/?qs=sGAEpiMZZMtlubZbdhIBIIXn7C7cODAt%252bf7VRePmWqc%3D" xlink:type="simple">http://de.mouser.com/ProductDetail/Vishay-Dale/CRCW060318K2FKEA/?qs=sGAEpiMZZMtlubZbdhIBIIXn7C7cODAt%252bf7VRePmWqc%3d</text:a></text:p>
          </table:table-cell>
          <table:table-cell office:value-type="float" office:value="0.064">
            <text:p>0,064</text:p>
          </table:table-cell>
          <table:table-cell table:style-name="ce8" table:formula="of:=[.A35]*[.E35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31K6FKEB</text:p>
          </table:table-cell>
          <table:table-cell office:value-type="string">
            <text:p>Dickfilmwiderstände - SMD 1/10watt 31.6Kohms 1%</text:p>
          </table:table-cell>
          <table:table-cell table:style-name="ce7" office:value-type="string">
            <text:p><text:a xlink:href="http://de.mouser.com/ProductDetail/Vishay-Dale/CRCW060331K6FKEB/?qs=sGAEpiMZZMtlubZbdhIBIHZJFyV00DoetxL9BuloGcM%3D" xlink:type="simple">http://de.mouser.com/ProductDetail/Vishay-Dale/CRCW060331K6FKEB/?qs=sGAEpiMZZMtlubZbdhIBIHZJFyV00DoetxL9BuloGcM%3d</text:a></text:p>
          </table:table-cell>
          <table:table-cell office:value-type="float" office:value="0.064">
            <text:p>0,064</text:p>
          </table:table-cell>
          <table:table-cell table:style-name="ce8" table:formula="of:=[.A36]*[.E36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-4.7K-E3</text:p>
          </table:table-cell>
          <table:table-cell office:value-type="string">
            <text:p>Dickfilmwiderstände - SMD 1/10watt 4.7Kohms 1%</text:p>
          </table:table-cell>
          <table:table-cell table:style-name="ce7" office:value-type="string">
            <text:p><text:a xlink:href="http://de.mouser.com/ProductDetail/Vishay-Dale/CRCW06034K70FKEA/?qs=sGAEpiMZZMtlubZbdhIBIGYvcJJnxxxrQwDimOdk6Uk%3D" xlink:type="simple">http://de.mouser.com/ProductDetail/Vishay-Dale/CRCW06034K70FKEA/?qs=sGAEpiMZZMtlubZbdhIBIGYvcJJnxxxrQwDimOdk6Uk%3d</text:a></text:p>
          </table:table-cell>
          <table:table-cell office:value-type="float" office:value="0.064">
            <text:p>0,064</text:p>
          </table:table-cell>
          <table:table-cell table:style-name="ce8" table:formula="of:=[.A37]*[.E37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774-ATS073ASM-1</text:p>
          </table:table-cell>
          <table:table-cell office:value-type="string">
            <text:p>Quarze 7.3728MHz Series 30ppm -20C 70C</text:p>
          </table:table-cell>
          <table:table-cell table:style-name="ce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,312</text:p>
          </table:table-cell>
          <table:table-cell table:style-name="ce8" table:formula="of:=[.A38]*[.E38]" office:value-type="float" office:value="0.936">
            <text:p>0.94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9]*[.E39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0]*[.E4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1]*[.E4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2]*[.E42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3]*[.E43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4]*[.E44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5]*[.E4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8" table:formula="of:=SUM([.F7:.F45])" office:value-type="float" office:value="116.138">
            <text:p>116.14</text:p>
          </table:table-cell>
          <table:table-cell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,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.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,12</text:p>
          </table:table-cell>
          <table:table-cell/>
          <table:table-cell office:value-type="float" office:value="219">
            <text:p>2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>
            <text:p>HyLine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office:value-type="string">
            <text:p>http://www.hy-line.de/fileadmin/hy-line/computer/csv/datasheets/Final CAS LB070WV8-SL01_20121122.pdf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E62]" office:value-type="float" office:value="80">
            <text:p>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1:.G63])" office:value-type="float" office:value="515.718">
            <text:p>515.718</text:p>
          </table:table-cell>
          <table:table-cell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.00.0000</text:date>, <text:time style:data-style-name="N2" text:time-value="0000-00-00T15:11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2T16:43:25</dc:date>
    <meta:editing-duration>PT17H8M18S</meta:editing-duration>
    <meta:editing-cycles>32</meta:editing-cycles>
    <meta:generator>LibreOffice/4.0.2.2$Linux_x86 LibreOffice_project/400m0$Build-2</meta:generator>
    <meta:document-statistic meta:table-count="1" meta:cell-count="263" meta:object-count="0"/>
  </office:meta>
</office:document-meta>
</file>